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 Mono3" svg:font-family="'Go Mono'" style:font-adornments="Regular" style:font-pitch="fixed"/>
    <style:font-face style:name="Go Mono2" svg:font-family="'Go Mono'" style:font-adornments="Regular" style:font-pitch="variable"/>
    <style:font-face style:name="Go Mono" svg:font-family="'Go Mono'" style:font-family-generic="roman" style:font-pitch="variable"/>
    <style:font-face style:name="Go Mono1" svg:font-family="'Go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3465a4" draw:marker-start-width="0.35cm" draw:marker-end-width="0.35cm" draw:fill="none" draw:fill-color="#ffffff" draw:auto-grow-height="true" draw:auto-grow-width="false" fo:max-height="0cm" fo:min-height="0.738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0.67cm"/>
      <style:paragraph-properties style:writing-mode="lr-tb"/>
    </style:style>
    <style:style style:name="gr6" style:family="graphic" style:parent-style-name="standard">
      <style:graphic-properties draw:stroke="solid" svg:stroke-width="0.1cm" svg:stroke-color="#3465a4" draw:marker-start-width="0.35cm" draw:marker-end-width="0.35cm" draw:fill="solid" draw:fill-color="#cccccc" draw:auto-grow-height="true" draw:auto-grow-width="false" fo:max-height="0cm" fo:min-height="0.73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width="0.1cm" svg:stroke-color="#3465a4" draw:marker-start-width="0.35cm" draw:marker-end-width="0.35cm" draw:fill="solid" draw:fill-color="#b2b2b2" draw:auto-grow-height="true" draw:auto-grow-width="false" fo:max-height="0cm" fo:min-height="0.738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5.242cm"/>
      <style:paragraph-properties style:writing-mode="lr-tb"/>
    </style:style>
    <style:style style:name="gr11" style:family="graphic" style:parent-style-name="standard">
      <style:graphic-properties draw:stroke="solid" svg:stroke-width="0.1cm" svg:stroke-color="#3465a4" draw:marker-start-width="0.35cm" draw:marker-end-width="0.35cm" draw:fill="none" draw:fill-color="#b2b2b2" draw:auto-grow-height="true" draw:auto-grow-width="false" fo:max-height="0cm" fo:min-height="0.738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solid" svg:stroke-width="0.1cm" svg:stroke-color="#3465a4" draw:marker-start-width="0.35cm" draw:marker-end-width="0.35cm" draw:fill="none" draw:fill-color="#cccccc" draw:auto-grow-height="true" draw:auto-grow-width="false" fo:max-height="0cm" fo:min-height="0.738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6.5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624cm"/>
      <style:paragraph-properties style:writing-mode="lr-tb"/>
    </style:style>
    <style:style style:name="gr15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16" style:family="graphic" style:parent-style-name="standard">
      <style:graphic-properties draw:stroke="solid" svg:stroke-width="0.1cm" svg:stroke-color="#3465a4" draw:marker-start-width="0.35cm" draw:marker-end-width="0.35cm" draw:fill="solid" draw:fill-color="#999999" draw:auto-grow-height="true" draw:auto-grow-width="false" fo:max-height="0cm" fo:min-height="0.738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21.71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465a4" fo:font-size="18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cccccc"/>
      <style:paragraph-properties fo:text-align="center" style:writing-mode="lr-tb"/>
      <style:text-properties fo:color="#3465a4" fo:font-size="18pt" style:font-size-asian="18pt" style:font-size-complex="18pt"/>
    </style:style>
    <style:style style:name="P8" style:family="paragraph">
      <loext:graphic-properties draw:fill="solid" draw:fill-color="#b2b2b2"/>
      <style:paragraph-properties fo:text-align="center" style:writing-mode="lr-tb"/>
      <style:text-properties fo:color="#3465a4" fo:font-size="18pt" style:font-size-asian="18pt" style:font-size-complex="18pt"/>
    </style:style>
    <style:style style:name="P9" style:family="paragraph">
      <loext:graphic-properties draw:fill="none" draw:fill-color="#b2b2b2"/>
      <style:paragraph-properties fo:text-align="center" style:writing-mode="lr-tb"/>
      <style:text-properties fo:color="#3465a4" fo:font-size="18pt" style:font-size-asian="18pt" style:font-size-complex="18pt"/>
    </style:style>
    <style:style style:name="P10" style:family="paragraph">
      <loext:graphic-properties draw:fill="none" draw:fill-color="#cccccc"/>
      <style:paragraph-properties fo:text-align="center" style:writing-mode="lr-tb"/>
      <style:text-properties fo:color="#3465a4" fo:font-size="18pt" style:font-size-asian="18pt" style:font-size-complex="18pt"/>
    </style:style>
    <style:style style:name="P11" style:family="paragraph">
      <loext:graphic-properties draw:fill="solid" draw:fill-color="#999999"/>
      <style:paragraph-properties fo:text-align="center" style:writing-mode="lr-tb"/>
      <style:text-properties fo:color="#3465a4" fo:font-size="18pt" style:font-size-asian="18pt" style:font-size-complex="18pt"/>
    </style:style>
    <style:style style:name="T1" style:family="text">
      <style:text-properties fo:color="#3465a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Zoeken en Sorter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oeke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alt een item uit een collectie op gebaseerd op specifieke criteria</text:p>
              </text:list-item>
              <text:list-item>
                <text:p>(search) key: identificeert het i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ear Search</text:p>
          </draw:text-box>
        </draw:frame>
        <draw:frame draw:style-name="gr2" draw:text-style-name="P4" xml:id="id2" draw:id="id2" draw:layer="layout" svg:width="2cm" svg:height="1.088cm" svg:x="9.25cm" svg:y="5.669cm">
          <draw:text-box draw:corner-radius="0.175cm">
            <text:p text:style-name="P3"><text:span text:style-name="T1">3</text:span></text:p>
          </draw:text-box>
        </draw:frame>
        <draw:frame draw:style-name="gr2" draw:text-style-name="P4" xml:id="id3" draw:id="id3" draw:layer="layout" svg:width="2cm" svg:height="1.088cm" svg:x="11.25cm" svg:y="5.669cm">
          <draw:text-box draw:corner-radius="0.1cm">
            <text:p text:style-name="P3"><text:span text:style-name="T1">7</text:span></text:p>
          </draw:text-box>
        </draw:frame>
        <draw:frame draw:style-name="gr2" draw:text-style-name="P4" xml:id="id1" draw:id="id1" draw:layer="layout" svg:width="2cm" svg:height="1.088cm" svg:x="7.25cm" svg:y="5.669cm">
          <draw:text-box draw:corner-radius="0.1cm">
            <text:p text:style-name="P3"><text:span text:style-name="T1">4</text:span></text:p>
          </draw:text-box>
        </draw:frame>
        <draw:frame draw:style-name="gr2" draw:text-style-name="P4" xml:id="id4" draw:id="id4" draw:layer="layout" svg:width="2cm" svg:height="1.088cm" svg:x="13.25cm" svg:y="5.669cm">
          <draw:text-box draw:corner-radius="0.1cm">
            <text:p text:style-name="P3"><text:span text:style-name="T1">12</text:span></text:p>
          </draw:text-box>
        </draw:frame>
        <draw:connector draw:style-name="gr3" draw:text-style-name="P5" xml:id="id38" draw:id="id38" draw:layer="layout" draw:type="curve" draw:line-skew="-0.86cm" svg:x1="6.626cm" svg:y1="5.203cm" svg:x2="8.25cm" svg:y2="5.669cm" draw:end-shape="id1" draw:end-glue-point="0" svg:d="M6626 5203c0-1416 1624-1649 1624 466" svg:viewBox="0 0 1625 1560">
          <text:p/>
        </draw:connector>
        <draw:connector draw:style-name="gr3" draw:text-style-name="P5" xml:id="id39" draw:id="id39" draw:layer="layout" draw:type="curve" svg:x1="8.25cm" svg:y1="5.669cm" svg:x2="10.25cm" svg:y2="5.669cm" draw:start-shape="id1" draw:start-glue-point="0" draw:end-shape="id2" draw:end-glue-point="0" svg:d="M8250 5669c0-825 2000-825 2000 0" svg:viewBox="0 0 2001 620">
          <text:p/>
        </draw:connector>
        <draw:connector draw:style-name="gr3" draw:text-style-name="P5" xml:id="id40" draw:id="id40" draw:layer="layout" draw:type="curve" svg:x1="10.25cm" svg:y1="5.669cm" svg:x2="12.25cm" svg:y2="5.669cm" draw:start-shape="id2" draw:start-glue-point="0" draw:end-shape="id3" draw:end-glue-point="0" svg:d="M10250 5669c0-825 2000-825 2000 0" svg:viewBox="0 0 2001 620">
          <text:p/>
        </draw:connector>
        <draw:connector draw:style-name="gr3" draw:text-style-name="P5" xml:id="id41" draw:id="id41" draw:layer="layout" draw:type="curve" svg:x1="12.25cm" svg:y1="5.669cm" svg:x2="14.25cm" svg:y2="5.669cm" draw:start-shape="id3" draw:start-glue-point="0" draw:end-shape="id4" draw:end-glue-point="0" svg:d="M12250 5669c0-825 2000-825 2000 0" svg:viewBox="0 0 2001 620">
          <text:p/>
        </draw:connector>
        <draw:frame draw:style-name="gr2" draw:text-style-name="P4" draw:layer="layout" svg:width="2cm" svg:height="1.088cm" svg:x="2.025cm" svg:y="5.858cm">
          <draw:text-box draw:corner-radius="0.1cm">
            <text:p text:style-name="P3"><text:span text:style-name="T1">5</text:span></text:p>
          </draw:text-box>
        </draw:frame>
        <draw:connector draw:style-name="gr3" draw:text-style-name="P5" xml:id="id42" draw:id="id42" draw:layer="layout" draw:type="curve" draw:line-skew="-0.21cm" svg:x1="14.25cm" svg:y1="5.669cm" svg:x2="16.257cm" svg:y2="5.034cm" draw:start-shape="id4" draw:start-glue-point="0" svg:d="M14250 5669c0-1203 2007-885 2007-635" svg:viewBox="0 0 2008 870">
          <text:p/>
        </draw:connector>
        <draw:frame draw:style-name="gr2" draw:text-style-name="P4" xml:id="id6" draw:id="id6" draw:layer="layout" svg:width="2cm" svg:height="1.088cm" svg:x="9.225cm" svg:y="10.274cm">
          <draw:text-box draw:corner-radius="0.175cm">
            <text:p text:style-name="P3"><text:span text:style-name="T1">3</text:span></text:p>
          </draw:text-box>
        </draw:frame>
        <draw:frame draw:style-name="gr2" draw:text-style-name="P4" xml:id="id43" draw:id="id43" draw:layer="layout" svg:width="2cm" svg:height="1.088cm" svg:x="11.225cm" svg:y="10.274cm">
          <draw:text-box draw:corner-radius="0.1cm">
            <text:p text:style-name="P3"><text:span text:style-name="T1">7</text:span></text:p>
          </draw:text-box>
        </draw:frame>
        <draw:frame draw:style-name="gr2" draw:text-style-name="P4" xml:id="id5" draw:id="id5" draw:layer="layout" svg:width="2cm" svg:height="1.088cm" svg:x="7.225cm" svg:y="10.274cm">
          <draw:text-box draw:corner-radius="0.1cm">
            <text:p text:style-name="P3"><text:span text:style-name="T1">4</text:span></text:p>
          </draw:text-box>
        </draw:frame>
        <draw:frame draw:style-name="gr2" draw:text-style-name="P4" xml:id="id44" draw:id="id44" draw:layer="layout" svg:width="2cm" svg:height="1.088cm" svg:x="13.225cm" svg:y="10.274cm">
          <draw:text-box draw:corner-radius="0.1cm">
            <text:p text:style-name="P3"><text:span text:style-name="T1">12</text:span></text:p>
          </draw:text-box>
        </draw:frame>
        <draw:connector draw:style-name="gr3" draw:text-style-name="P5" xml:id="id45" draw:id="id45" draw:layer="layout" draw:type="curve" draw:line-skew="-0.86cm" svg:x1="5.026cm" svg:y1="9.728cm" svg:x2="8.225cm" svg:y2="10.274cm" draw:end-shape="id5" draw:end-glue-point="0" svg:d="M5026 9728c0-1296 3199-1569 3199 546" svg:viewBox="0 0 3200 1555">
          <text:p/>
        </draw:connector>
        <draw:connector draw:style-name="gr3" draw:text-style-name="P5" xml:id="id46" draw:id="id46" draw:layer="layout" draw:type="curve" svg:x1="8.225cm" svg:y1="10.274cm" svg:x2="10.225cm" svg:y2="10.274cm" draw:start-shape="id5" draw:start-glue-point="0" draw:end-shape="id6" draw:end-glue-point="0" svg:d="M8225 10274c0-825 2000-825 2000 0" svg:viewBox="0 0 2001 620">
          <text:p/>
        </draw:connector>
        <draw:frame draw:style-name="gr2" draw:text-style-name="P4" xml:id="id47" draw:id="id47" draw:layer="layout" svg:width="2cm" svg:height="1.088cm" svg:x="2cm" svg:y="10.463cm">
          <draw:text-box draw:corner-radius="0.1cm">
            <text:p text:style-name="P3"><text:span text:style-name="T1">3</text:span></text:p>
          </draw:text-box>
        </draw:frame>
        <draw:frame draw:style-name="gr4" draw:text-style-name="P6" draw:layer="layout" svg:width="11.2cm" svg:height="7.621cm" svg:x="16.4cm" svg:y="5.8cm">
          <draw:text-box>
            <text:p xml:id="id48" text:id="id48">def linear_search(L, item):</text:p>
            <text:p xml:id="id49" text:id="id49"><text:tab/>n = len(L)</text:p>
            <text:p xml:id="id50" text:id="id50"><text:tab/>for i in range(n):</text:p>
            <text:p xml:id="id51" text:id="id51"><text:tab/><text:tab/>if L[i] == item:</text:p>
            <text:p xml:id="id52" text:id="id52"><text:tab/><text:tab/><text:tab/>return True</text:p>
            <text:p xml:id="id53" text:id="id53"><text:tab/>return False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ear Search (gesorteerd)</text:p>
          </draw:text-box>
        </draw:frame>
        <draw:frame draw:style-name="gr2" draw:text-style-name="P4" xml:id="id8" draw:id="id8" draw:layer="layout" svg:width="2cm" svg:height="1.088cm" svg:x="10.793cm" svg:y="6.759cm">
          <draw:text-box draw:corner-radius="0.175cm">
            <text:p text:style-name="P3"><text:span text:style-name="T1">4</text:span></text:p>
          </draw:text-box>
        </draw:frame>
        <draw:frame draw:style-name="gr2" draw:text-style-name="P4" xml:id="id9" draw:id="id9" draw:layer="layout" svg:width="2cm" svg:height="1.088cm" svg:x="12.793cm" svg:y="6.759cm">
          <draw:text-box draw:corner-radius="0.1cm">
            <text:p text:style-name="P3"><text:span text:style-name="T1">7</text:span></text:p>
          </draw:text-box>
        </draw:frame>
        <draw:frame draw:style-name="gr2" draw:text-style-name="P4" xml:id="id7" draw:id="id7" draw:layer="layout" svg:width="2cm" svg:height="1.088cm" svg:x="8.793cm" svg:y="6.759cm">
          <draw:text-box draw:corner-radius="0.1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14.793cm" svg:y="6.759cm">
          <draw:text-box draw:corner-radius="0.1cm">
            <text:p text:style-name="P3"><text:span text:style-name="T1">12</text:span></text:p>
          </draw:text-box>
        </draw:frame>
        <draw:connector draw:style-name="gr3" draw:text-style-name="P5" draw:layer="layout" draw:type="curve" draw:line-skew="-0.86cm" svg:x1="8.169cm" svg:y1="6.293cm" svg:x2="9.793cm" svg:y2="6.759cm" draw:end-shape="id7" draw:end-glue-point="0" svg:d="M8169 6293c0-1416 1624-1649 1624 466" svg:viewBox="0 0 1625 1560">
          <text:p/>
        </draw:connector>
        <draw:connector draw:style-name="gr3" draw:text-style-name="P5" draw:layer="layout" draw:type="curve" svg:x1="9.793cm" svg:y1="6.759cm" svg:x2="11.793cm" svg:y2="6.759cm" draw:start-shape="id7" draw:start-glue-point="0" draw:end-shape="id8" draw:end-glue-point="0" svg:d="M9793 6759c0-825 2000-825 2000 0" svg:viewBox="0 0 2001 620">
          <text:p/>
        </draw:connector>
        <draw:connector draw:style-name="gr3" draw:text-style-name="P5" draw:layer="layout" draw:type="curve" svg:x1="11.793cm" svg:y1="6.759cm" svg:x2="13.793cm" svg:y2="6.759cm" draw:start-shape="id8" draw:start-glue-point="0" draw:end-shape="id9" draw:end-glue-point="0" svg:d="M11793 6759c0-825 2000-825 2000 0" svg:viewBox="0 0 2001 620">
          <text:p/>
        </draw:connector>
        <draw:frame draw:style-name="gr2" draw:text-style-name="P4" draw:layer="layout" svg:width="2cm" svg:height="1.088cm" svg:x="3.568cm" svg:y="6.948cm">
          <draw:text-box draw:corner-radius="0.1cm">
            <text:p text:style-name="P3"><text:span text:style-name="T1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inary Search </text:p>
          </draw:text-box>
        </draw:frame>
        <draw:frame draw:style-name="gr2" draw:text-style-name="P4" draw:layer="layout" svg:width="2cm" svg:height="1.088cm" svg:x="10.8cm" svg:y="8.759cm">
          <draw:text-box draw:corner-radius="0.175cm">
            <text:p text:style-name="P3"><text:span text:style-name="T1">4</text:span></text:p>
          </draw:text-box>
        </draw:frame>
        <draw:frame draw:style-name="gr2" draw:text-style-name="P4" xml:id="id10" draw:id="id10" draw:layer="layout" svg:width="2cm" svg:height="1.088cm" svg:x="12.8cm" svg:y="8.759cm">
          <draw:text-box draw:corner-radius="0.1cm">
            <text:p text:style-name="P3"><text:span text:style-name="T1">7</text:span></text:p>
          </draw:text-box>
        </draw:frame>
        <draw:frame draw:style-name="gr2" draw:text-style-name="P4" draw:layer="layout" svg:width="2cm" svg:height="1.088cm" svg:x="8.8cm" svg:y="8.759cm">
          <draw:text-box draw:corner-radius="0.1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14.8cm" svg:y="8.759cm">
          <draw:text-box draw:corner-radius="0.1cm">
            <text:p text:style-name="P3"><text:span text:style-name="T1">12</text:span></text:p>
          </draw:text-box>
        </draw:frame>
        <draw:connector draw:style-name="gr3" draw:text-style-name="P5" xml:id="id54" draw:id="id54" draw:layer="layout" draw:type="curve" svg:x1="12.985cm" svg:y1="7.115cm" svg:x2="13.8cm" svg:y2="8.759cm" draw:end-shape="id10" draw:end-glue-point="0" svg:d="M12985 7115c0 820 815-1 815 1644" svg:viewBox="0 0 816 1645">
          <text:p/>
        </draw:connector>
        <draw:frame draw:style-name="gr2" draw:text-style-name="P4" draw:layer="layout" svg:width="2cm" svg:height="1.088cm" svg:x="3.8cm" svg:y="8.6cm">
          <draw:text-box draw:corner-radius="0.1cm">
            <text:p text:style-name="P3"><text:span text:style-name="T1">3</text:span></text:p>
          </draw:text-box>
        </draw:frame>
        <draw:frame draw:style-name="gr5" draw:text-style-name="P6" draw:layer="layout" svg:width="11.17cm" svg:height="1.725cm" svg:x="1.6cm" svg:y="4.6cm">
          <draw:text-box>
            <text:p>Moet gesorteerd zijn</text:p>
            <text:p>‘Verdeel en heers’ algoritme</text:p>
          </draw:text-box>
        </draw:frame>
        <draw:frame draw:style-name="gr2" draw:text-style-name="P4" draw:layer="layout" svg:width="2cm" svg:height="1.088cm" svg:x="16.8cm" svg:y="8.759cm">
          <draw:text-box draw:corner-radius="0.1cm">
            <text:p text:style-name="P3"><text:span text:style-name="T1">15</text:span></text:p>
          </draw:text-box>
        </draw:frame>
        <draw:frame draw:style-name="gr2" draw:text-style-name="P4" xml:id="id55" draw:id="id55" draw:layer="layout" svg:width="2cm" svg:height="1.088cm" svg:x="10.8cm" svg:y="11.201cm">
          <draw:text-box draw:corner-radius="0.175cm">
            <text:p text:style-name="P3"><text:span text:style-name="T1">4</text:span></text:p>
          </draw:text-box>
        </draw:frame>
        <draw:frame draw:style-name="gr6" draw:text-style-name="P7" xml:id="id11" draw:id="id11" draw:layer="layout" svg:width="2cm" svg:height="1.088cm" svg:x="12.8cm" svg:y="11.201cm">
          <draw:text-box draw:corner-radius="0.1cm">
            <text:p text:style-name="P3"><text:span text:style-name="T1">7</text:span></text:p>
          </draw:text-box>
        </draw:frame>
        <draw:frame draw:style-name="gr2" draw:text-style-name="P4" xml:id="id56" draw:id="id56" draw:layer="layout" svg:width="2cm" svg:height="1.088cm" svg:x="8.8cm" svg:y="11.201cm">
          <draw:text-box draw:corner-radius="0.1cm">
            <text:p text:style-name="P3"><text:span text:style-name="T1">3</text:span></text:p>
          </draw:text-box>
        </draw:frame>
        <draw:frame draw:style-name="gr6" draw:text-style-name="P7" xml:id="id57" draw:id="id57" draw:layer="layout" svg:width="2cm" svg:height="1.088cm" svg:x="14.8cm" svg:y="11.201cm">
          <draw:text-box draw:corner-radius="0.1cm">
            <text:p text:style-name="P3"><text:span text:style-name="T1">12</text:span></text:p>
          </draw:text-box>
        </draw:frame>
        <draw:frame draw:style-name="gr6" draw:text-style-name="P7" xml:id="id58" draw:id="id58" draw:layer="layout" svg:width="2cm" svg:height="1.088cm" svg:x="16.822cm" svg:y="11.201cm">
          <draw:text-box draw:corner-radius="0.1cm">
            <text:p text:style-name="P3"><text:span text:style-name="T1">15</text:span></text:p>
          </draw:text-box>
        </draw:frame>
        <draw:connector draw:style-name="gr3" draw:text-style-name="P5" xml:id="id59" draw:id="id59" draw:layer="layout" draw:type="curve" draw:line-skew="-0.235cm" svg:x1="13.852cm" svg:y1="10.495cm" svg:x2="13.8cm" svg:y2="11.201cm" draw:end-shape="id11" draw:end-glue-point="0" svg:d="M13852 10495c0-235-52-588-52 706" svg:viewBox="0 0 53 93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inary Search </text:p>
          </draw:text-box>
        </draw:frame>
        <draw:frame draw:style-name="gr2" draw:text-style-name="P4" draw:layer="layout" svg:width="2cm" svg:height="1.088cm" svg:x="2.8cm" svg:y="4.712cm">
          <draw:text-box draw:corner-radius="0.1cm">
            <text:p text:style-name="P3"><text:span text:style-name="T1">3</text:span></text:p>
          </draw:text-box>
        </draw:frame>
        <draw:frame draw:style-name="gr2" draw:text-style-name="P4" xml:id="id12" draw:id="id12" draw:layer="layout" svg:width="2cm" svg:height="1.088cm" svg:x="10.578cm" svg:y="4.712cm">
          <draw:text-box draw:corner-radius="0.175cm">
            <text:p text:style-name="P3"><text:span text:style-name="T1">4</text:span></text:p>
          </draw:text-box>
        </draw:frame>
        <draw:frame draw:style-name="gr2" draw:text-style-name="P4" draw:layer="layout" svg:width="2cm" svg:height="1.088cm" svg:x="8.578cm" svg:y="4.712cm">
          <draw:text-box draw:corner-radius="0.1cm">
            <text:p text:style-name="P3"><text:span text:style-name="T1">3</text:span></text:p>
          </draw:text-box>
        </draw:frame>
        <draw:connector draw:style-name="gr3" draw:text-style-name="P5" xml:id="id60" draw:id="id60" draw:layer="layout" draw:type="curve" svg:x1="11.584cm" svg:y1="3.491cm" svg:x2="11.578cm" svg:y2="4.712cm" draw:end-shape="id12" draw:end-glue-point="0" svg:d="M11584 3491c0 504-6-106-6 1221" svg:viewBox="0 0 7 1222">
          <text:p/>
        </draw:connector>
        <draw:frame draw:style-name="gr7" draw:text-style-name="P8" xml:id="id61" draw:id="id61" draw:layer="layout" svg:width="2cm" svg:height="1.088cm" svg:x="10.6cm" svg:y="7.6cm">
          <draw:text-box draw:corner-radius="0.175cm">
            <text:p text:style-name="P3"><text:span text:style-name="T1">4</text:span></text:p>
          </draw:text-box>
        </draw:frame>
        <draw:frame draw:style-name="gr2" draw:text-style-name="P4" xml:id="id62" draw:id="id62" draw:layer="layout" svg:width="2cm" svg:height="1.088cm" svg:x="8.6cm" svg:y="7.6cm">
          <draw:text-box draw:corner-radius="0.1cm">
            <text:p text:style-name="P3"><text:span text:style-name="T1">3</text:span></text:p>
          </draw:text-box>
        </draw:frame>
        <draw:frame draw:style-name="gr2" draw:text-style-name="P4" xml:id="id63" draw:id="id63" draw:layer="layout" svg:width="2cm" svg:height="1.088cm" svg:x="8.6cm" svg:y="10.2cm">
          <draw:text-box draw:corner-radius="0.1cm">
            <text:p text:style-name="P3"><text:span text:style-name="T1">3</text:span></text:p>
          </draw:text-box>
        </draw:frame>
        <draw:connector draw:style-name="gr3" draw:text-style-name="P5" xml:id="id64" draw:id="id64" draw:layer="layout" draw:type="curve" svg:x1="9.6cm" svg:y1="8.979cm" svg:x2="9.594cm" svg:y2="10.2cm" svg:d="M9600 8979c0 504-6-106-6 1221" svg:viewBox="0 0 7 122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8" draw:text-style-name="P6" draw:layer="layout" svg:width="12.2cm" svg:height="9.095cm" svg:x="0.8cm" svg:y="3.875cm">
          <draw:text-box>
            <text:p>def binsearch(L, item):</text:p>
            <text:p><text:tab/>low = 0</text:p>
            <text:p><text:tab/>high = len(L) – 1</text:p>
            <text:p><text:tab/>while low &lt;= high:</text:p>
            <text:p><text:tab/><text:tab/>mid = (high + low) // 2</text:p>
            <text:p><text:tab/><text:tab/>if L[mid] == item:</text:p>
            <text:p><text:tab/><text:tab/><text:tab/>return True</text:p>
            <text:p><text:tab/><text:tab/>elif item &lt; L[mid]:</text:p>
            <text:p><text:tab/><text:tab/><text:tab/>high = mid – 1</text:p>
            <text:p><text:tab/><text:tab/>else:</text:p>
            <text:p><text:tab/><text:tab/><text:tab/>low = mid + 1</text:p>
            <text:p><text:tab/>return False</text:p>
          </draw:text-box>
        </draw:frame>
        <draw:frame draw:style-name="gr9" draw:text-style-name="P6" draw:layer="layout" svg:width="12.6cm" svg:height="7.621cm" svg:x="13.8cm" svg:y="3.905cm">
          <draw:text-box>
            <text:p xml:id="id65" text:id="id65">def binsearch(L, item):</text:p>
            <text:p xml:id="id66" text:id="id66"><text:tab/>mid = len(L) // 2</text:p>
            <text:p xml:id="id67" text:id="id67"><text:tab/>if L[mid] == item:</text:p>
            <text:p xml:id="id68" text:id="id68"><text:tab/><text:tab/>return True</text:p>
            <text:p xml:id="id69" text:id="id69"><text:tab/>elif mid == 1:</text:p>
            <text:p xml:id="id70" text:id="id70"><text:tab/><text:tab/>return False</text:p>
            <text:p xml:id="id71" text:id="id71"><text:tab/>elif item &lt; L[mid]:</text:p>
            <text:p xml:id="id72" text:id="id72"><text:tab/><text:tab/>return binsearch(L[:mid])</text:p>
            <text:p><text:tab/>else:</text:p>
            <text:p><text:tab/><text:tab/>return binsearch(L[mid:]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rter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rt key</text:p>
              </text:list-item>
              <text:list-item>
                <text:p>Op ‘volgorde’ zett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ubble sort</text:p>
          </draw:text-box>
        </draw:frame>
        <draw:frame draw:style-name="gr10" draw:text-style-name="P6" draw:layer="layout" svg:width="15.742cm" svg:height="2.462cm" svg:x="2.058cm" svg:y="3.257cm">
          <draw:text-box>
            <text:p>Itereert herhaaldelijk over de sequentie</text:p>
            <text:p/>
            <text:p>Grotere items komen ‘boven drijven’</text:p>
          </draw:text-box>
        </draw:frame>
        <draw:frame draw:style-name="gr7" draw:text-style-name="P8" xml:id="id14" draw:id="id14" draw:layer="layout" svg:width="2cm" svg:height="1.088cm" svg:x="4.4cm" svg:y="6.712cm">
          <draw:text-box draw:corner-radius="0.175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6.4cm" svg:y="6.712cm">
          <draw:text-box draw:corner-radius="0.1cm">
            <text:p text:style-name="P3"><text:span text:style-name="T1">12</text:span></text:p>
          </draw:text-box>
        </draw:frame>
        <draw:frame draw:style-name="gr7" draw:text-style-name="P8" xml:id="id13" draw:id="id13" draw:layer="layout" svg:width="2cm" svg:height="1.088cm" svg:x="2.4cm" svg:y="6.712cm">
          <draw:text-box draw:corner-radius="0.1cm">
            <text:p text:style-name="P3"><text:span text:style-name="T1">12</text:span></text:p>
          </draw:text-box>
        </draw:frame>
        <draw:frame draw:style-name="gr2" draw:text-style-name="P4" draw:layer="layout" svg:width="2cm" svg:height="1.088cm" svg:x="8.4cm" svg:y="6.712cm">
          <draw:text-box draw:corner-radius="0.1cm">
            <text:p text:style-name="P3"><text:span text:style-name="T1">4</text:span></text:p>
          </draw:text-box>
        </draw:frame>
        <draw:connector draw:style-name="gr3" draw:text-style-name="P5" draw:layer="layout" draw:type="curve" svg:x1="3.4cm" svg:y1="6.712cm" svg:x2="5.4cm" svg:y2="6.712cm" draw:start-shape="id13" draw:start-glue-point="0" draw:end-shape="id14" draw:end-glue-point="0" svg:d="M3400 6712c0-825 2000-825 2000 0" svg:viewBox="0 0 2001 620">
          <text:p/>
        </draw:connector>
        <draw:connector draw:style-name="gr3" draw:text-style-name="P5" draw:layer="layout" draw:type="curve" svg:x1="5.4cm" svg:y1="7.8cm" svg:x2="3.4cm" svg:y2="7.8cm" draw:start-shape="id14" draw:start-glue-point="2" draw:end-shape="id13" draw:end-glue-point="2" svg:d="M5400 7800c0 825-2000 825-2000 0" svg:viewBox="0 0 2001 620">
          <text:p/>
        </draw:connector>
        <draw:frame draw:style-name="gr7" draw:text-style-name="P8" xml:id="id15" draw:id="id15" draw:layer="layout" svg:width="2cm" svg:height="1.088cm" svg:x="4.2cm" svg:y="9.619cm">
          <draw:text-box draw:corner-radius="0.175cm">
            <text:p text:style-name="P3"><text:span text:style-name="T1">7</text:span></text:p>
          </draw:text-box>
        </draw:frame>
        <draw:frame draw:style-name="gr7" draw:text-style-name="P8" xml:id="id16" draw:id="id16" draw:layer="layout" svg:width="2cm" svg:height="1.088cm" svg:x="6.2cm" svg:y="9.619cm">
          <draw:text-box draw:corner-radius="0.1cm">
            <text:p text:style-name="P3"><text:span text:style-name="T1">12</text:span></text:p>
          </draw:text-box>
        </draw:frame>
        <draw:frame draw:style-name="gr11" draw:text-style-name="P9" draw:layer="layout" svg:width="2cm" svg:height="1.088cm" svg:x="2.2cm" svg:y="9.619cm">
          <draw:text-box draw:corner-radius="0.1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8.2cm" svg:y="9.619cm">
          <draw:text-box draw:corner-radius="0.1cm">
            <text:p text:style-name="P3"><text:span text:style-name="T1">4</text:span></text:p>
          </draw:text-box>
        </draw:frame>
        <draw:connector draw:style-name="gr3" draw:text-style-name="P5" draw:layer="layout" draw:type="curve" svg:x1="5.2cm" svg:y1="9.619cm" svg:x2="7.2cm" svg:y2="9.619cm" draw:start-shape="id15" draw:start-glue-point="0" draw:end-shape="id16" draw:end-glue-point="0" svg:d="M5200 9619c0-825 2000-825 2000 0" svg:viewBox="0 0 2001 620">
          <text:p/>
        </draw:connector>
        <draw:connector draw:style-name="gr3" draw:text-style-name="P5" draw:layer="layout" draw:type="curve" svg:x1="7.2cm" svg:y1="10.707cm" svg:x2="5.2cm" svg:y2="10.707cm" draw:start-shape="id16" draw:start-glue-point="2" draw:end-shape="id15" draw:end-glue-point="2" svg:d="M7200 10707c0 825-2000 825-2000 0" svg:viewBox="0 0 2001 620">
          <text:p/>
        </draw:connector>
        <draw:frame draw:style-name="gr7" draw:text-style-name="P8" xml:id="id18" draw:id="id18" draw:layer="layout" svg:width="2cm" svg:height="1.088cm" svg:x="4.4cm" svg:y="6.712cm">
          <draw:text-box draw:corner-radius="0.175cm">
            <text:p text:style-name="P3"><text:span text:style-name="T1">3</text:span></text:p>
          </draw:text-box>
        </draw:frame>
        <draw:frame draw:style-name="gr7" draw:text-style-name="P8" xml:id="id17" draw:id="id17" draw:layer="layout" svg:width="2cm" svg:height="1.088cm" svg:x="2.4cm" svg:y="6.712cm">
          <draw:text-box draw:corner-radius="0.1cm">
            <text:p text:style-name="P3"><text:span text:style-name="T1">7</text:span></text:p>
          </draw:text-box>
        </draw:frame>
        <draw:frame draw:style-name="gr2" draw:text-style-name="P4" draw:layer="layout" svg:width="2cm" svg:height="1.088cm" svg:x="8.4cm" svg:y="6.712cm">
          <draw:text-box draw:corner-radius="0.1cm">
            <text:p text:style-name="P3"><text:span text:style-name="T1">4</text:span></text:p>
          </draw:text-box>
        </draw:frame>
        <draw:connector draw:style-name="gr3" draw:text-style-name="P5" draw:layer="layout" draw:type="curve" svg:x1="3.4cm" svg:y1="6.712cm" svg:x2="5.4cm" svg:y2="6.712cm" draw:start-shape="id17" draw:start-glue-point="0" draw:end-shape="id18" draw:end-glue-point="0" svg:d="M3400 6712c0-825 2000-825 2000 0" svg:viewBox="0 0 2001 620">
          <text:p/>
        </draw:connector>
        <draw:connector draw:style-name="gr3" draw:text-style-name="P5" draw:layer="layout" draw:type="curve" svg:x1="5.4cm" svg:y1="7.8cm" svg:x2="3.4cm" svg:y2="7.8cm" draw:start-shape="id18" draw:start-glue-point="2" draw:end-shape="id17" draw:end-glue-point="2" svg:d="M5400 7800c0 825-2000 825-2000 0" svg:viewBox="0 0 2001 620">
          <text:p/>
        </draw:connector>
        <draw:frame draw:style-name="gr11" draw:text-style-name="P9" draw:layer="layout" svg:width="2cm" svg:height="1.088cm" svg:x="4cm" svg:y="12.493cm">
          <draw:text-box draw:corner-radius="0.175cm">
            <text:p text:style-name="P3"><text:span text:style-name="T1">7</text:span></text:p>
          </draw:text-box>
        </draw:frame>
        <draw:frame draw:style-name="gr7" draw:text-style-name="P8" xml:id="id19" draw:id="id19" draw:layer="layout" svg:width="2cm" svg:height="1.088cm" svg:x="6cm" svg:y="12.493cm">
          <draw:text-box draw:corner-radius="0.1cm">
            <text:p text:style-name="P3"><text:span text:style-name="T1">12</text:span></text:p>
          </draw:text-box>
        </draw:frame>
        <draw:frame draw:style-name="gr11" draw:text-style-name="P9" draw:layer="layout" svg:width="2cm" svg:height="1.088cm" svg:x="2cm" svg:y="12.493cm">
          <draw:text-box draw:corner-radius="0.1cm">
            <text:p text:style-name="P3"><text:span text:style-name="T1">3</text:span></text:p>
          </draw:text-box>
        </draw:frame>
        <draw:frame draw:style-name="gr7" draw:text-style-name="P8" xml:id="id20" draw:id="id20" draw:layer="layout" svg:width="2cm" svg:height="1.088cm" svg:x="8cm" svg:y="12.493cm">
          <draw:text-box draw:corner-radius="0.1cm">
            <text:p text:style-name="P3"><text:span text:style-name="T1">4</text:span></text:p>
          </draw:text-box>
        </draw:frame>
        <draw:connector draw:style-name="gr3" draw:text-style-name="P5" draw:layer="layout" draw:type="curve" svg:x1="7cm" svg:y1="12.493cm" svg:x2="9cm" svg:y2="12.493cm" draw:start-shape="id19" draw:start-glue-point="0" draw:end-shape="id20" draw:end-glue-point="0" svg:d="M7000 12493c0-825 2000-825 2000 0" svg:viewBox="0 0 2001 620">
          <text:p/>
        </draw:connector>
        <draw:connector draw:style-name="gr3" draw:text-style-name="P5" draw:layer="layout" draw:type="curve" svg:x1="9cm" svg:y1="13.581cm" svg:x2="7cm" svg:y2="13.581cm" draw:start-shape="id20" draw:start-glue-point="2" draw:end-shape="id19" draw:end-glue-point="2" svg:d="M9000 13581c0 825-2000 825-2000 0" svg:viewBox="0 0 2001 620">
          <text:p/>
        </draw:connector>
        <draw:frame draw:style-name="gr11" draw:text-style-name="P9" draw:layer="layout" svg:width="2cm" svg:height="1.088cm" svg:x="17cm" svg:y="6.693cm">
          <draw:text-box draw:corner-radius="0.175cm">
            <text:p text:style-name="P3"><text:span text:style-name="T1">7</text:span></text:p>
          </draw:text-box>
        </draw:frame>
        <draw:frame draw:style-name="gr2" draw:text-style-name="P4" draw:layer="layout" svg:width="2cm" svg:height="1.088cm" svg:x="19cm" svg:y="6.693cm">
          <draw:text-box draw:corner-radius="0.1cm">
            <text:p text:style-name="P3"><text:span text:style-name="T1">4</text:span></text:p>
          </draw:text-box>
        </draw:frame>
        <draw:frame draw:style-name="gr11" draw:text-style-name="P9" draw:layer="layout" svg:width="2cm" svg:height="1.088cm" svg:x="15cm" svg:y="6.693cm">
          <draw:text-box draw:corner-radius="0.1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21cm" svg:y="6.693cm">
          <draw:text-box draw:corner-radius="0.1cm">
            <text:p text:style-name="P3"><text:span text:style-name="T1">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ubble sort</text:p>
          </draw:text-box>
        </draw:frame>
        <draw:frame draw:style-name="gr7" draw:text-style-name="P8" xml:id="id21" draw:id="id21" draw:layer="layout" svg:width="2cm" svg:height="1.088cm" svg:x="3cm" svg:y="7.4cm">
          <draw:text-box draw:corner-radius="0.175cm">
            <text:p text:style-name="P3"><text:span text:style-name="T1">7</text:span></text:p>
          </draw:text-box>
        </draw:frame>
        <draw:frame draw:style-name="gr7" draw:text-style-name="P8" xml:id="id22" draw:id="id22" draw:layer="layout" svg:width="2cm" svg:height="1.088cm" svg:x="5cm" svg:y="7.4cm">
          <draw:text-box draw:corner-radius="0.1cm">
            <text:p text:style-name="P3"><text:span text:style-name="T1">4</text:span></text:p>
          </draw:text-box>
        </draw:frame>
        <draw:frame draw:style-name="gr11" draw:text-style-name="P9" draw:layer="layout" svg:width="2cm" svg:height="1.088cm" svg:x="1cm" svg:y="7.4cm">
          <draw:text-box draw:corner-radius="0.1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7cm" svg:y="7.4cm">
          <draw:text-box draw:corner-radius="0.1cm">
            <text:p text:style-name="P3"><text:span text:style-name="T1">12</text:span></text:p>
          </draw:text-box>
        </draw:frame>
        <draw:frame draw:style-name="gr11" draw:text-style-name="P9" draw:layer="layout" svg:width="2cm" svg:height="1.088cm" svg:x="3cm" svg:y="9.712cm">
          <draw:text-box draw:corner-radius="0.175cm">
            <text:p text:style-name="P3"><text:span text:style-name="T1">4</text:span></text:p>
          </draw:text-box>
        </draw:frame>
        <draw:frame draw:style-name="gr6" draw:text-style-name="P7" draw:layer="layout" svg:width="2cm" svg:height="1.088cm" svg:x="5cm" svg:y="9.712cm">
          <draw:text-box draw:corner-radius="0.1cm">
            <text:p text:style-name="P3"><text:span text:style-name="T1">7</text:span></text:p>
          </draw:text-box>
        </draw:frame>
        <draw:frame draw:style-name="gr11" draw:text-style-name="P9" draw:layer="layout" svg:width="2cm" svg:height="1.088cm" svg:x="1cm" svg:y="9.712cm">
          <draw:text-box draw:corner-radius="0.1cm">
            <text:p text:style-name="P3"><text:span text:style-name="T1">3</text:span></text:p>
          </draw:text-box>
        </draw:frame>
        <draw:frame draw:style-name="gr12" draw:text-style-name="P10" draw:layer="layout" svg:width="2cm" svg:height="1.088cm" svg:x="7cm" svg:y="9.712cm">
          <draw:text-box draw:corner-radius="0.1cm">
            <text:p text:style-name="P3"><text:span text:style-name="T1">12</text:span></text:p>
          </draw:text-box>
        </draw:frame>
        <draw:frame draw:style-name="gr7" draw:text-style-name="P8" draw:layer="layout" svg:width="2cm" svg:height="1.088cm" svg:x="3.2cm" svg:y="4.512cm">
          <draw:text-box draw:corner-radius="0.175cm">
            <text:p text:style-name="P3"><text:span text:style-name="T1">7</text:span></text:p>
          </draw:text-box>
        </draw:frame>
        <draw:frame draw:style-name="gr2" draw:text-style-name="P4" draw:layer="layout" svg:width="2cm" svg:height="1.088cm" svg:x="5.2cm" svg:y="4.512cm">
          <draw:text-box draw:corner-radius="0.1cm">
            <text:p text:style-name="P3"><text:span text:style-name="T1">4</text:span></text:p>
          </draw:text-box>
        </draw:frame>
        <draw:frame draw:style-name="gr7" draw:text-style-name="P8" draw:layer="layout" svg:width="2cm" svg:height="1.088cm" svg:x="1.2cm" svg:y="4.512cm">
          <draw:text-box draw:corner-radius="0.1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7.2cm" svg:y="4.512cm">
          <draw:text-box draw:corner-radius="0.1cm">
            <text:p text:style-name="P3"><text:span text:style-name="T1">12</text:span></text:p>
          </draw:text-box>
        </draw:frame>
        <draw:connector draw:style-name="gr3" draw:text-style-name="P5" draw:layer="layout" draw:type="curve" svg:x1="4cm" svg:y1="7.4cm" svg:x2="6cm" svg:y2="7.4cm" draw:start-shape="id21" draw:start-glue-point="0" draw:end-shape="id22" draw:end-glue-point="0" svg:d="M4000 7400c0-825 2000-825 2000 0" svg:viewBox="0 0 2001 620">
          <text:p/>
        </draw:connector>
        <draw:connector draw:style-name="gr3" draw:text-style-name="P5" draw:layer="layout" draw:type="curve" svg:x1="6cm" svg:y1="8.488cm" svg:x2="4cm" svg:y2="8.488cm" draw:start-shape="id22" draw:start-glue-point="2" draw:end-shape="id21" svg:d="M6000 8488c0 825-2000 825-2000 0" svg:viewBox="0 0 2001 620">
          <text:p/>
        </draw:connector>
        <draw:connector draw:style-name="gr3" draw:text-style-name="P5" draw:layer="layout" draw:type="curve" svg:x1="2.2cm" svg:y1="4.512cm" svg:x2="4.2cm" svg:y2="4.512cm" svg:d="M2200 4512c0-825 2000-825 2000 0" svg:viewBox="0 0 2001 620">
          <text:p/>
        </draw:connector>
        <draw:connector draw:style-name="gr3" draw:text-style-name="P5" draw:layer="layout" draw:type="curve" svg:x1="4.2cm" svg:y1="5.6cm" svg:x2="2.2cm" svg:y2="5.6cm" svg:d="M4200 5600c0 825-2000 825-2000 0" svg:viewBox="0 0 2001 620">
          <text:p/>
        </draw:connector>
        <draw:frame draw:style-name="gr13" draw:text-style-name="P6" draw:layer="layout" svg:width="7.086cm" svg:height="3.199cm" svg:x="14.8cm" svg:y="4.6cm">
          <draw:text-box>
            <text:p xml:id="id73" text:id="id73">voor elk item:</text:p>
            <text:p xml:id="id74" text:id="id74"><text:tab/>...</text:p>
            <text:p xml:id="id75" text:id="id75"><text:tab/>voor elk item:</text:p>
            <text:p xml:id="id76" text:id="id76"><text:tab/><text:tab/>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lection Sort</text:p>
          </draw:text-box>
        </draw:frame>
        <draw:frame draw:style-name="gr14" draw:text-style-name="P6" draw:layer="layout" svg:width="24.124cm" svg:height="0.988cm" svg:x="1.8cm" svg:y="4.2cm">
          <draw:text-box>
            <text:p>Zoekt het volgende kleinste item en zet die op de goede plaats</text:p>
          </draw:text-box>
        </draw:frame>
        <draw:frame draw:style-name="gr11" draw:text-style-name="P9" draw:layer="layout" svg:width="2cm" svg:height="1.088cm" svg:x="4.4cm" svg:y="6.712cm">
          <draw:text-box draw:corner-radius="0.175cm">
            <text:p text:style-name="P3"><text:span text:style-name="T1">3</text:span></text:p>
          </draw:text-box>
        </draw:frame>
        <draw:frame draw:style-name="gr2" draw:text-style-name="P4" xml:id="id25" draw:id="id25" draw:layer="layout" svg:width="2cm" svg:height="1.088cm" svg:x="6.4cm" svg:y="6.712cm">
          <draw:text-box draw:corner-radius="0.1cm">
            <text:p text:style-name="P3"><text:span text:style-name="T1">12</text:span></text:p>
          </draw:text-box>
        </draw:frame>
        <draw:frame draw:style-name="gr7" draw:text-style-name="P8" xml:id="id23" draw:id="id23" draw:layer="layout" svg:width="2cm" svg:height="1.088cm" svg:x="2.4cm" svg:y="6.712cm">
          <draw:text-box draw:corner-radius="0.1cm">
            <text:p text:style-name="P3"><text:span text:style-name="T1">7</text:span></text:p>
          </draw:text-box>
        </draw:frame>
        <draw:frame draw:style-name="gr2" draw:text-style-name="P4" draw:layer="layout" svg:width="2cm" svg:height="1.088cm" svg:x="8.4cm" svg:y="6.712cm">
          <draw:text-box draw:corner-radius="0.1cm">
            <text:p text:style-name="P3"><text:span text:style-name="T1">4</text:span></text:p>
          </draw:text-box>
        </draw:frame>
        <draw:frame draw:style-name="gr11" draw:text-style-name="P9" xml:id="id24" draw:id="id24" draw:layer="layout" svg:width="2cm" svg:height="1.088cm" svg:x="4.4cm" svg:y="6.712cm">
          <draw:text-box draw:corner-radius="0.175cm">
            <text:p text:style-name="P3"><text:span text:style-name="T1">3</text:span></text:p>
          </draw:text-box>
        </draw:frame>
        <draw:frame draw:style-name="gr2" draw:text-style-name="P4" xml:id="id26" draw:id="id26" draw:layer="layout" svg:width="2cm" svg:height="1.088cm" svg:x="8.4cm" svg:y="6.712cm">
          <draw:text-box draw:corner-radius="0.1cm">
            <text:p text:style-name="P3"><text:span text:style-name="T1">4</text:span></text:p>
          </draw:text-box>
        </draw:frame>
        <draw:connector draw:style-name="gr3" draw:text-style-name="P5" xml:id="id79" draw:id="id79" draw:layer="layout" draw:type="curve" svg:x1="1.023cm" svg:y1="9.65cm" svg:x2="3.4cm" svg:y2="7.8cm" draw:end-shape="id23" draw:end-glue-point="2" svg:d="M1023 9650c0-975 2377-50 2377-1850" svg:viewBox="0 0 2378 1851">
          <text:p/>
        </draw:connector>
        <draw:connector draw:style-name="gr15" draw:text-style-name="P5" xml:id="id78" draw:id="id78" draw:layer="layout" draw:type="curve" draw:line-skew="0.343cm" svg:x1="1.068cm" svg:y1="8.738cm" svg:x2="3.445cm" svg:y2="7.801cm" svg:d="M1068 8738c2298 0 1110-937 2377-937" svg:viewBox="0 0 2378 938">
          <text:p/>
        </draw:connector>
        <draw:connector draw:style-name="gr15" draw:text-style-name="P5" xml:id="id77" draw:id="id77" draw:layer="layout" draw:type="curve" svg:x1="1.068cm" svg:y1="8.697cm" svg:x2="5.4cm" svg:y2="7.8cm" draw:end-shape="id24" draw:end-glue-point="2" svg:d="M1068 8697c0-259 4332 189 4332-897" svg:viewBox="0 0 4333 898">
          <text:p/>
        </draw:connector>
        <draw:connector draw:style-name="gr15" draw:text-style-name="P5" xml:id="id81" draw:id="id81" draw:layer="layout" draw:type="curve" svg:x1="1.068cm" svg:y1="8.697cm" svg:x2="7.4cm" svg:y2="7.8cm" draw:end-shape="id25" draw:end-glue-point="2" svg:d="M1068 8697c0-259 6332 189 6332-897" svg:viewBox="0 0 6333 898">
          <text:p/>
        </draw:connector>
        <draw:connector draw:style-name="gr15" draw:text-style-name="P5" xml:id="id82" draw:id="id82" draw:layer="layout" draw:type="curve" svg:x1="1.068cm" svg:y1="8.697cm" svg:x2="9.4cm" svg:y2="7.8cm" draw:end-shape="id26" draw:end-glue-point="2" svg:d="M1068 8697c0-259 8332 189 8332-897" svg:viewBox="0 0 8333 898">
          <text:p/>
        </draw:connector>
        <draw:connector draw:style-name="gr3" draw:text-style-name="P5" xml:id="id80" draw:id="id80" draw:layer="layout" draw:type="curve" svg:x1="1.068cm" svg:y1="9.651cm" svg:x2="5.4cm" svg:y2="7.8cm" draw:end-shape="id24" draw:end-glue-point="2" svg:d="M1068 9651c0-975 4332-50 4332-1851" svg:viewBox="0 0 4333 1852">
          <text:p/>
        </draw:connector>
        <draw:frame draw:style-name="gr11" draw:text-style-name="P9" xml:id="id83" draw:id="id83" draw:layer="layout" svg:width="2cm" svg:height="1.088cm" svg:x="4.177cm" svg:y="10.019cm">
          <draw:text-box draw:corner-radius="0.175cm">
            <text:p text:style-name="P3"><text:span text:style-name="T1">3</text:span></text:p>
          </draw:text-box>
        </draw:frame>
        <draw:frame draw:style-name="gr2" draw:text-style-name="P4" xml:id="id84" draw:id="id84" draw:layer="layout" svg:width="2cm" svg:height="1.088cm" svg:x="6.177cm" svg:y="10.019cm">
          <draw:text-box draw:corner-radius="0.1cm">
            <text:p text:style-name="P3"><text:span text:style-name="T1">12</text:span></text:p>
          </draw:text-box>
        </draw:frame>
        <draw:frame draw:style-name="gr7" draw:text-style-name="P8" xml:id="id27" draw:id="id27" draw:layer="layout" svg:width="2cm" svg:height="1.088cm" svg:x="2.177cm" svg:y="10.019cm">
          <draw:text-box draw:corner-radius="0.1cm">
            <text:p text:style-name="P3"><text:span text:style-name="T1">7</text:span></text:p>
          </draw:text-box>
        </draw:frame>
        <draw:frame draw:style-name="gr2" draw:text-style-name="P4" xml:id="id85" draw:id="id85" draw:layer="layout" svg:width="2cm" svg:height="1.088cm" svg:x="8.177cm" svg:y="10.019cm">
          <draw:text-box draw:corner-radius="0.1cm">
            <text:p text:style-name="P3"><text:span text:style-name="T1">4</text:span></text:p>
          </draw:text-box>
        </draw:frame>
        <draw:frame draw:style-name="gr11" draw:text-style-name="P9" xml:id="id28" draw:id="id28" draw:layer="layout" svg:width="2cm" svg:height="1.088cm" svg:x="4.177cm" svg:y="10.019cm">
          <draw:text-box draw:corner-radius="0.175cm">
            <text:p text:style-name="P3"><text:span text:style-name="T1">3</text:span></text:p>
          </draw:text-box>
        </draw:frame>
        <draw:frame draw:style-name="gr2" draw:text-style-name="P4" xml:id="id86" draw:id="id86" draw:layer="layout" svg:width="2cm" svg:height="1.088cm" svg:x="8.177cm" svg:y="10.019cm">
          <draw:text-box draw:corner-radius="0.1cm">
            <text:p text:style-name="P3"><text:span text:style-name="T1">4</text:span></text:p>
          </draw:text-box>
        </draw:frame>
        <draw:connector draw:style-name="gr3" draw:text-style-name="P5" xml:id="id87" draw:id="id87" draw:layer="layout" draw:type="curve" svg:x1="3.177cm" svg:y1="10.019cm" svg:x2="5.177cm" svg:y2="10.019cm" draw:start-shape="id27" draw:start-glue-point="0" draw:end-shape="id28" draw:end-glue-point="0" svg:d="M3177 10019c0-825 2000-825 2000 0" svg:viewBox="0 0 2001 620">
          <text:p/>
        </draw:connector>
        <draw:connector draw:style-name="gr3" draw:text-style-name="P5" xml:id="id88" draw:id="id88" draw:layer="layout" draw:type="curve" svg:x1="5.177cm" svg:y1="11.107cm" svg:x2="3.177cm" svg:y2="11.107cm" draw:start-shape="id28" draw:start-glue-point="2" draw:end-shape="id27" draw:end-glue-point="2" svg:d="M5177 11107c0 825-2000 825-2000 0" svg:viewBox="0 0 2001 620">
          <text:p/>
        </draw:connector>
        <draw:frame draw:style-name="gr11" draw:text-style-name="P9" xml:id="id89" draw:id="id89" draw:layer="layout" svg:width="2cm" svg:height="1.088cm" svg:x="4.2cm" svg:y="12.512cm">
          <draw:text-box draw:corner-radius="0.175cm">
            <text:p text:style-name="P3"><text:span text:style-name="T1">7</text:span></text:p>
          </draw:text-box>
        </draw:frame>
        <draw:frame draw:style-name="gr2" draw:text-style-name="P4" xml:id="id90" draw:id="id90" draw:layer="layout" svg:width="2cm" svg:height="1.088cm" svg:x="6.2cm" svg:y="12.512cm">
          <draw:text-box draw:corner-radius="0.1cm">
            <text:p text:style-name="P3"><text:span text:style-name="T1">12</text:span></text:p>
          </draw:text-box>
        </draw:frame>
        <draw:frame draw:style-name="gr11" draw:text-style-name="P9" xml:id="id91" draw:id="id91" draw:layer="layout" svg:width="2cm" svg:height="1.088cm" svg:x="2.2cm" svg:y="12.512cm">
          <draw:text-box draw:corner-radius="0.1cm">
            <text:p text:style-name="P3"><text:span text:style-name="T1">3</text:span></text:p>
          </draw:text-box>
        </draw:frame>
        <draw:frame draw:style-name="gr2" draw:text-style-name="P4" xml:id="id92" draw:id="id92" draw:layer="layout" svg:width="2cm" svg:height="1.088cm" svg:x="8.2cm" svg:y="12.512cm">
          <draw:text-box draw:corner-radius="0.1cm">
            <text:p text:style-name="P3"><text:span text:style-name="T1">4</text:span></text:p>
          </draw:text-box>
        </draw:frame>
        <draw:frame draw:style-name="gr2" draw:text-style-name="P4" xml:id="id93" draw:id="id93" draw:layer="layout" svg:width="2cm" svg:height="1.088cm" svg:x="8.2cm" svg:y="12.512cm">
          <draw:text-box draw:corner-radius="0.1cm">
            <text:p text:style-name="P3"><text:span text:style-name="T1">4</text:span></text:p>
          </draw:text-box>
        </draw:frame>
        <draw:frame draw:style-name="gr7" draw:text-style-name="P8" xml:id="id30" draw:id="id30" draw:layer="layout" svg:width="2cm" svg:height="1.088cm" svg:x="16.6cm" svg:y="6.6cm">
          <draw:text-box draw:corner-radius="0.175cm">
            <text:p text:style-name="P3"><text:span text:style-name="T1">7</text:span></text:p>
          </draw:text-box>
        </draw:frame>
        <draw:frame draw:style-name="gr2" draw:text-style-name="P4" xml:id="id94" draw:id="id94" draw:layer="layout" svg:width="2cm" svg:height="1.088cm" svg:x="18.6cm" svg:y="6.6cm">
          <draw:text-box draw:corner-radius="0.1cm">
            <text:p text:style-name="P3"><text:span text:style-name="T1">12</text:span></text:p>
          </draw:text-box>
        </draw:frame>
        <draw:frame draw:style-name="gr11" draw:text-style-name="P9" xml:id="id95" draw:id="id95" draw:layer="layout" svg:width="2cm" svg:height="1.088cm" svg:x="14.6cm" svg:y="6.6cm">
          <draw:text-box draw:corner-radius="0.1cm">
            <text:p text:style-name="P3"><text:span text:style-name="T1">3</text:span></text:p>
          </draw:text-box>
        </draw:frame>
        <draw:frame draw:style-name="gr2" draw:text-style-name="P4" xml:id="id96" draw:id="id96" draw:layer="layout" svg:width="2cm" svg:height="1.088cm" svg:x="20.6cm" svg:y="6.6cm">
          <draw:text-box draw:corner-radius="0.1cm">
            <text:p text:style-name="P3"><text:span text:style-name="T1">4</text:span></text:p>
          </draw:text-box>
        </draw:frame>
        <draw:frame draw:style-name="gr2" draw:text-style-name="P4" xml:id="id29" draw:id="id29" draw:layer="layout" svg:width="2cm" svg:height="1.088cm" svg:x="20.6cm" svg:y="6.6cm">
          <draw:text-box draw:corner-radius="0.1cm">
            <text:p text:style-name="P3"><text:span text:style-name="T1">4</text:span></text:p>
          </draw:text-box>
        </draw:frame>
        <draw:connector draw:style-name="gr3" draw:text-style-name="P5" xml:id="id97" draw:id="id97" draw:layer="layout" draw:type="curve" svg:x1="21.6cm" svg:y1="7.688cm" svg:x2="17.6cm" svg:y2="7.688cm" draw:start-shape="id29" draw:start-glue-point="2" draw:end-shape="id30" draw:end-glue-point="2" svg:d="M21600 7688c0 825-4000 825-4000 0" svg:viewBox="0 0 4001 620">
          <text:p/>
        </draw:connector>
        <draw:connector draw:style-name="gr3" draw:text-style-name="P5" xml:id="id98" draw:id="id98" draw:layer="layout" draw:type="curve" svg:x1="17.6cm" svg:y1="6.6cm" svg:x2="21.6cm" svg:y2="6.6cm" draw:start-shape="id30" draw:start-glue-point="0" draw:end-shape="id29" draw:end-glue-point="0" svg:d="M17600 6600c0-825 4000-825 4000 0" svg:viewBox="0 0 4001 620">
          <text:p/>
        </draw:connector>
        <draw:frame draw:style-name="gr11" draw:text-style-name="P9" xml:id="id99" draw:id="id99" draw:layer="layout" svg:width="2cm" svg:height="1.088cm" svg:x="16.6cm" svg:y="9.893cm">
          <draw:text-box draw:corner-radius="0.175cm">
            <text:p text:style-name="P3"><text:span text:style-name="T1">4</text:span></text:p>
          </draw:text-box>
        </draw:frame>
        <draw:frame draw:style-name="gr16" draw:text-style-name="P11" xml:id="id31" draw:id="id31" draw:layer="layout" svg:width="2cm" svg:height="1.088cm" svg:x="18.6cm" svg:y="9.893cm">
          <draw:text-box draw:corner-radius="0.1cm">
            <text:p text:style-name="P3"><text:span text:style-name="T1">12</text:span></text:p>
          </draw:text-box>
        </draw:frame>
        <draw:frame draw:style-name="gr11" draw:text-style-name="P9" xml:id="id100" draw:id="id100" draw:layer="layout" svg:width="2cm" svg:height="1.088cm" svg:x="14.6cm" svg:y="9.893cm">
          <draw:text-box draw:corner-radius="0.1cm">
            <text:p text:style-name="P3"><text:span text:style-name="T1">3</text:span></text:p>
          </draw:text-box>
        </draw:frame>
        <draw:frame draw:style-name="gr2" draw:text-style-name="P4" xml:id="id101" draw:id="id101" draw:layer="layout" svg:width="2cm" svg:height="1.088cm" svg:x="20.6cm" svg:y="9.893cm">
          <draw:text-box draw:corner-radius="0.1cm">
            <text:p text:style-name="P3"><text:span text:style-name="T1">7</text:span></text:p>
          </draw:text-box>
        </draw:frame>
        <draw:connector draw:style-name="gr3" draw:text-style-name="P5" xml:id="id102" draw:id="id102" draw:layer="layout" draw:type="curve" svg:x1="21.6cm" svg:y1="10.981cm" svg:x2="19.6cm" svg:y2="10.981cm" draw:end-shape="id31" draw:end-glue-point="2" svg:d="M21600 10981c0 825-2000 825-2000 0" svg:viewBox="0 0 2001 620">
          <text:p/>
        </draw:connector>
        <draw:connector draw:style-name="gr3" draw:text-style-name="P5" xml:id="id103" draw:id="id103" draw:layer="layout" draw:type="curve" svg:x1="19.6cm" svg:y1="9.893cm" svg:x2="21.6cm" svg:y2="9.893cm" draw:start-shape="id31" draw:start-glue-point="0" svg:d="M19600 9893c0-825 2000-825 2000 0" svg:viewBox="0 0 2001 620">
          <text:p/>
        </draw:connector>
        <draw:frame draw:style-name="gr11" draw:text-style-name="P9" xml:id="id104" draw:id="id104" draw:layer="layout" svg:width="2cm" svg:height="1.088cm" svg:x="16.6cm" svg:y="12.619cm">
          <draw:text-box draw:corner-radius="0.175cm">
            <text:p text:style-name="P3"><text:span text:style-name="T1">4</text:span></text:p>
          </draw:text-box>
        </draw:frame>
        <draw:frame draw:style-name="gr2" draw:text-style-name="P4" xml:id="id105" draw:id="id105" draw:layer="layout" svg:width="2cm" svg:height="1.088cm" svg:x="18.6cm" svg:y="12.619cm">
          <draw:text-box draw:corner-radius="0.1cm">
            <text:p text:style-name="P3"><text:span text:style-name="T1">7</text:span></text:p>
          </draw:text-box>
        </draw:frame>
        <draw:frame draw:style-name="gr11" draw:text-style-name="P9" xml:id="id106" draw:id="id106" draw:layer="layout" svg:width="2cm" svg:height="1.088cm" svg:x="14.6cm" svg:y="12.619cm">
          <draw:text-box draw:corner-radius="0.1cm">
            <text:p text:style-name="P3"><text:span text:style-name="T1">3</text:span></text:p>
          </draw:text-box>
        </draw:frame>
        <draw:frame draw:style-name="gr2" draw:text-style-name="P4" xml:id="id107" draw:id="id107" draw:layer="layout" svg:width="2cm" svg:height="1.088cm" svg:x="20.6cm" svg:y="12.619cm">
          <draw:text-box draw:corner-radius="0.1cm">
            <text:p text:style-name="P3"><text:span text:style-name="T1">1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sertion Sort</text:p>
          </draw:text-box>
        </draw:frame>
        <draw:frame draw:style-name="gr17" draw:text-style-name="P6" draw:layer="layout" svg:width="22.219cm" svg:height="1.943cm" svg:x="2.058cm" svg:y="3.257cm">
          <draw:text-box>
            <text:p>Itereert over de sequentie en zet de kleinste waarden op </text:p>
            <text:p>de goede plaats</text:p>
          </draw:text-box>
        </draw:frame>
        <draw:frame draw:style-name="gr7" draw:text-style-name="P8" draw:layer="layout" svg:width="2cm" svg:height="1.088cm" svg:x="4.4cm" svg:y="6.712cm">
          <draw:text-box draw:corner-radius="0.175cm">
            <text:p text:style-name="P3"><text:span text:style-name="T1">3</text:span></text:p>
          </draw:text-box>
        </draw:frame>
        <draw:frame draw:style-name="gr2" draw:text-style-name="P4" draw:layer="layout" svg:width="2cm" svg:height="1.088cm" svg:x="6.4cm" svg:y="6.712cm">
          <draw:text-box draw:corner-radius="0.1cm">
            <text:p text:style-name="P3"><text:span text:style-name="T1">4</text:span></text:p>
          </draw:text-box>
        </draw:frame>
        <draw:frame draw:style-name="gr7" draw:text-style-name="P8" draw:layer="layout" svg:width="2cm" svg:height="1.088cm" svg:x="2.4cm" svg:y="6.712cm">
          <draw:text-box draw:corner-radius="0.1cm">
            <text:p text:style-name="P3"><text:span text:style-name="T1">12</text:span></text:p>
          </draw:text-box>
        </draw:frame>
        <draw:frame draw:style-name="gr2" draw:text-style-name="P4" draw:layer="layout" svg:width="2cm" svg:height="1.088cm" svg:x="8.4cm" svg:y="6.712cm">
          <draw:text-box draw:corner-radius="0.1cm">
            <text:p text:style-name="P3"><text:span text:style-name="T1">3</text:span></text:p>
          </draw:text-box>
        </draw:frame>
        <draw:frame draw:style-name="gr7" draw:text-style-name="P8" xml:id="id108" draw:id="id108" draw:layer="layout" svg:width="2cm" svg:height="1.088cm" svg:x="4.2cm" svg:y="9.619cm">
          <draw:text-box draw:corner-radius="0.175cm">
            <text:p text:style-name="P3"><text:span text:style-name="T1">12</text:span></text:p>
          </draw:text-box>
        </draw:frame>
        <draw:frame draw:style-name="gr7" draw:text-style-name="P8" xml:id="id32" draw:id="id32" draw:layer="layout" svg:width="2cm" svg:height="1.088cm" svg:x="6.2cm" svg:y="9.619cm">
          <draw:text-box draw:corner-radius="0.1cm">
            <text:p text:style-name="P3"><text:span text:style-name="T1">4</text:span></text:p>
          </draw:text-box>
        </draw:frame>
        <draw:frame draw:style-name="gr11" draw:text-style-name="P9" xml:id="id33" draw:id="id33" draw:layer="layout" svg:width="2cm" svg:height="1.088cm" svg:x="2.2cm" svg:y="9.619cm">
          <draw:text-box draw:corner-radius="0.1cm">
            <text:p text:style-name="P3"><text:span text:style-name="T1">7</text:span></text:p>
          </draw:text-box>
        </draw:frame>
        <draw:frame draw:style-name="gr2" draw:text-style-name="P4" xml:id="id109" draw:id="id109" draw:layer="layout" svg:width="2cm" svg:height="1.088cm" svg:x="8.2cm" svg:y="9.619cm">
          <draw:text-box draw:corner-radius="0.1cm">
            <text:p text:style-name="P3"><text:span text:style-name="T1">3</text:span></text:p>
          </draw:text-box>
        </draw:frame>
        <draw:connector draw:style-name="gr3" draw:text-style-name="P5" xml:id="id110" draw:id="id110" draw:layer="layout" draw:type="curve" svg:x1="7.2cm" svg:y1="9.619cm" svg:x2="3.2cm" svg:y2="9.619cm" draw:start-shape="id32" draw:start-glue-point="0" draw:end-shape="id33" draw:end-glue-point="0" svg:d="M7200 9619c0-825-4000-825-4000 0" svg:viewBox="0 0 4001 620">
          <text:p/>
        </draw:connector>
        <draw:frame draw:style-name="gr7" draw:text-style-name="P8" xml:id="id34" draw:id="id34" draw:layer="layout" svg:width="2cm" svg:height="1.088cm" svg:x="4.4cm" svg:y="6.712cm">
          <draw:text-box draw:corner-radius="0.175cm">
            <text:p text:style-name="P3"><text:span text:style-name="T1">7</text:span></text:p>
          </draw:text-box>
        </draw:frame>
        <draw:frame draw:style-name="gr7" draw:text-style-name="P8" xml:id="id35" draw:id="id35" draw:layer="layout" svg:width="2cm" svg:height="1.088cm" svg:x="2.4cm" svg:y="6.712cm">
          <draw:text-box draw:corner-radius="0.1cm">
            <text:p text:style-name="P3"><text:span text:style-name="T1">12</text:span></text:p>
          </draw:text-box>
        </draw:frame>
        <draw:connector draw:style-name="gr3" draw:text-style-name="P5" draw:layer="layout" draw:type="curve" svg:x1="5.4cm" svg:y1="6.712cm" svg:x2="3.4cm" svg:y2="6.712cm" draw:start-shape="id34" draw:start-glue-point="0" draw:end-shape="id35" draw:end-glue-point="0" svg:d="M5400 6712c0-825-2000-825-2000 0" svg:viewBox="0 0 2001 620">
          <text:p/>
        </draw:connector>
        <draw:frame draw:style-name="gr11" draw:text-style-name="P9" xml:id="id112" draw:id="id112" draw:layer="layout" svg:width="2cm" svg:height="1.088cm" svg:x="4cm" svg:y="12.493cm">
          <draw:text-box draw:corner-radius="0.175cm">
            <text:p text:style-name="P3"><text:span text:style-name="T1">7</text:span></text:p>
          </draw:text-box>
        </draw:frame>
        <draw:frame draw:style-name="gr7" draw:text-style-name="P8" xml:id="id113" draw:id="id113" draw:layer="layout" svg:width="2cm" svg:height="1.088cm" svg:x="6cm" svg:y="12.493cm">
          <draw:text-box draw:corner-radius="0.1cm">
            <text:p text:style-name="P3"><text:span text:style-name="T1">12</text:span></text:p>
          </draw:text-box>
        </draw:frame>
        <draw:frame draw:style-name="gr11" draw:text-style-name="P9" xml:id="id37" draw:id="id37" draw:layer="layout" svg:width="2cm" svg:height="1.088cm" svg:x="2cm" svg:y="12.493cm">
          <draw:text-box draw:corner-radius="0.1cm">
            <text:p text:style-name="P3"><text:span text:style-name="T1">4</text:span></text:p>
          </draw:text-box>
        </draw:frame>
        <draw:frame draw:style-name="gr7" draw:text-style-name="P8" xml:id="id36" draw:id="id36" draw:layer="layout" svg:width="2cm" svg:height="1.088cm" svg:x="8cm" svg:y="12.493cm">
          <draw:text-box draw:corner-radius="0.1cm">
            <text:p text:style-name="P3"><text:span text:style-name="T1">3</text:span></text:p>
          </draw:text-box>
        </draw:frame>
        <draw:connector draw:style-name="gr3" draw:text-style-name="P5" xml:id="id114" draw:id="id114" draw:layer="layout" draw:type="curve" svg:x1="9cm" svg:y1="12.493cm" svg:x2="3cm" svg:y2="12.493cm" draw:start-shape="id36" draw:start-glue-point="0" draw:end-shape="id37" draw:end-glue-point="0" svg:d="M9000 12493c0-825-6000-825-6000 0" svg:viewBox="0 0 6001 620">
          <text:p/>
        </draw:connector>
        <draw:frame draw:style-name="gr11" draw:text-style-name="P9" xml:id="id116" draw:id="id116" draw:layer="layout" svg:width="2cm" svg:height="1.088cm" svg:x="17cm" svg:y="6.693cm">
          <draw:text-box draw:corner-radius="0.175cm">
            <text:p text:style-name="P3"><text:span text:style-name="T1">4</text:span></text:p>
          </draw:text-box>
        </draw:frame>
        <draw:frame draw:style-name="gr2" draw:text-style-name="P4" xml:id="id117" draw:id="id117" draw:layer="layout" svg:width="2cm" svg:height="1.088cm" svg:x="19cm" svg:y="6.693cm">
          <draw:text-box draw:corner-radius="0.1cm">
            <text:p text:style-name="P3"><text:span text:style-name="T1">7</text:span></text:p>
          </draw:text-box>
        </draw:frame>
        <draw:frame draw:style-name="gr11" draw:text-style-name="P9" xml:id="id118" draw:id="id118" draw:layer="layout" svg:width="2cm" svg:height="1.088cm" svg:x="15cm" svg:y="6.693cm">
          <draw:text-box draw:corner-radius="0.1cm">
            <text:p text:style-name="P3"><text:span text:style-name="T1">3</text:span></text:p>
          </draw:text-box>
        </draw:frame>
        <draw:frame draw:style-name="gr2" draw:text-style-name="P4" xml:id="id119" draw:id="id119" draw:layer="layout" svg:width="2cm" svg:height="1.088cm" svg:x="21cm" svg:y="6.693cm">
          <draw:text-box draw:corner-radius="0.1cm">
            <text:p text:style-name="P3"><text:span text:style-name="T1">12</text:span></text:p>
          </draw:text-box>
        </draw:frame>
        <draw:line draw:style-name="gr3" draw:text-style-name="P5" draw:layer="layout" svg:x1="3.4cm" svg:y1="8.4cm" svg:x2="5.2cm" svg:y2="8.4cm">
          <text:p/>
        </draw:line>
        <draw:polyline draw:style-name="gr3" draw:text-style-name="P5" xml:id="id111" draw:id="id111" draw:layer="layout" svg:width="3.399cm" svg:height="0cm" svg:x="3.4cm" svg:y="11cm" svg:viewBox="0 0 3400 0" draw:points="0,0 3400,0">
          <text:p/>
        </draw:polyline>
        <draw:polyline draw:style-name="gr3" draw:text-style-name="P5" xml:id="id115" draw:id="id115" draw:layer="layout" svg:width="5.599cm" svg:height="0cm" svg:x="3cm" svg:y="14.2cm" svg:viewBox="0 0 5600 0" draw:points="0,0 56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 Mono3" svg:font-family="'Go Mono'" style:font-adornments="Regular" style:font-pitch="fixed"/>
    <style:font-face style:name="Go Mono2" svg:font-family="'Go Mono'" style:font-adornments="Regular" style:font-pitch="variable"/>
    <style:font-face style:name="Go Mono" svg:font-family="'Go Mono'" style:font-family-generic="roman" style:font-pitch="variable"/>
    <style:font-face style:name="Go Mono1" svg:font-family="'Go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o Mono3" fo:font-family="'Go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09:12:10.646318779</meta:creation-date>
    <dc:date>2022-03-21T11:13:09.623997369</dc:date>
    <meta:editing-duration>PT2H43M25S</meta:editing-duration>
    <meta:editing-cycles>40</meta:editing-cycles>
    <meta:generator>LibreOffice/6.4.7.2$Linux_X86_64 LibreOffice_project/40$Build-2</meta:generator>
    <meta:document-statistic meta:object-count="223"/>
  </office:meta>
</office:document-meta>
</file>